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99cf"/>
    </style:style>
    <style:style style:name="P2" style:family="paragraph" style:parent-style-name="Standard" style:list-style-name="L1">
      <style:text-properties officeooo:paragraph-rsid="001899cf"/>
    </style:style>
    <style:style style:name="P3" style:family="paragraph" style:parent-style-name="Standard" style:list-style-name="L2">
      <style:text-properties officeooo:paragraph-rsid="001899cf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1899cf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1a21e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b9862"/>
    </style:style>
    <style:style style:name="P7" style:family="paragraph" style:parent-style-name="Heading_20_2">
      <style:text-properties officeooo:paragraph-rsid="001899cf"/>
    </style:style>
    <style:style style:name="T1" style:family="text">
      <style:text-properties officeooo:rsid="001899cf"/>
    </style:style>
    <style:style style:name="T2" style:family="text">
      <style:text-properties fo:font-weight="bold" officeooo:rsid="001899cf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1">Alexander Leiderman &lt;a.m.leiderman@gmail.com&gt;</text:span></text:h>
      <text:h text:style-name="Heading_20_2" text:outline-level="2"><text:span text:style-name="T1">Computer skills</text:span></text:h>
      <text:list xml:id="list882290654" text:style-name="L1">
        <text:list-item>
          <text:p text:style-name="P2"><text:span text:style-name="T2">Databases: </text:span><text:span text:style-name="T1"><text:s text:c="2"/>BerkeleyDB, SQLite, PostgreSQL, MySQL, DB2</text:span></text:p>
        </text:list-item>
        <text:list-item>
          <text:p text:style-name="P2"><text:span text:style-name="T2">Languages:</text:span><text:span text:style-name="T1"> <text:s/>C/C++, Python, Perl, Bash, XML, HTML + JavaScript <text:s text:c="37"/></text:span></text:p>
        </text:list-item>
        <text:list-item>
          <text:p text:style-name="P2"><text:span text:style-name="T2">Operation Systems:</text:span><text:span text:style-name="T1"> Linux, Windows, MS-DOS </text:span></text:p>
        </text:list-item>
        <text:list-item>
          <text:p text:style-name="P2"><text:span text:style-name="T2">Linux Distros:</text:span><text:span text:style-name="T1"> <text:s/>RedHat, SUSE, Debian, Ubuntu, Gentoo</text:span></text:p>
        </text:list-item>
        <text:list-item>
          <text:p text:style-name="P2"><text:span text:style-name="T2">IDE:</text:span><text:span text:style-name="T1"> Eclipse, MS Visual Studio, Eric, SciTE, Vim, emacs</text:span></text:p>
        </text:list-item>
        <text:list-item>
          <text:p text:style-name="P2"><text:span text:style-name="T2">VCS:</text:span><text:span text:style-name="T1"> Subversion, CVS, MS Source Safe</text:span></text:p>
        </text:list-item>
      </text:list>
      <text:p text:style-name="P1"><text:span text:style-name="T1"><text:s text:c="11"/></text:span></text:p>
      <text:h text:style-name="Heading_20_2" text:outline-level="2"><text:span text:style-name="T1">Languages</text:span></text:h>
      <text:list xml:id="list1018702461" text:style-name="L2">
        <text:list-item>
          <text:p text:style-name="P3"><text:span text:style-name="T2">Russian:</text:span><text:span text:style-name="T1"> Native</text:span></text:p>
        </text:list-item>
        <text:list-item>
          <text:p text:style-name="P3"><text:span text:style-name="T2">English:</text:span><text:span text:style-name="T1"> good technical reading, basic spoken language</text:span></text:p>
        </text:list-item>
      </text:list>
      <text:p text:style-name="P1"><text:span text:style-name="T1"/></text:p>
      <text:h text:style-name="Heading_20_2" text:outline-level="2"><text:span text:style-name="T1">Education</text:span></text:h>
      <text:p text:style-name="P5"><text:span text:style-name="T1">1992–1997: Chelyabinsk State University, Applied Mathematics</text:span></text:p>
      <text:p text:style-name="P4"><text:span text:style-name="T1">Bachelor in Applied Mathematics and Information Technologies</text:span></text:p>
      <text:p text:style-name="P4"><text:span text:style-name="T1"/></text:p>
      <text:h text:style-name="P7" text:outline-level="2"><text:span text:style-name="T1">Work Experience</text:span></text:h>
      <text:p text:style-name="P1"><text:span text:style-name="T1">1997-2001 Programmer, ZAO «Nedra», Chelyabinsk.</text:span></text:p>
      <text:p text:style-name="P4"><text:span text:style-name="T1">Development for geographic information systems, system administration</text:span></text:p>
      <text:p text:style-name="P1"><text:span text:style-name="T1"/></text:p>
      <text:p text:style-name="P1"><text:span text:style-name="T1">2001-2002 System Programmer, ZAO «Catran», Chelyabinsk.</text:span></text:p>
      <text:p text:style-name="P4"><text:span text:style-name="T1">Software development for security systems</text:span></text:p>
      <text:p text:style-name="P4"><text:span text:style-name="T1"/></text:p>
      <text:p text:style-name="P6"><text:span text:style-name="T1">2002-2011 <text:s/>System Programmer, OOO «Maximum», Chelyabinsk.</text:span></text:p>
      <text:p text:style-name="P4"><text:span text:style-name="T1">System software development</text:span></text:p>
      <text:p text:style-name="P1"><text:span text:style-name="T1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15:53:44</meta:creation-date>
    <dc:date>2011-06-06T16:04:05</dc:date>
    <meta:editing-duration>PT00H10M22S</meta:editing-duration>
    <meta:editing-cycles>3</meta:editing-cycles>
    <meta:generator>OpenOffice.org/3.2$Unix OpenOffice.org_project/320m19$Build-9505</meta:generator>
    <meta:document-statistic meta:table-count="0" meta:image-count="0" meta:object-count="0" meta:page-count="1" meta:paragraph-count="23" meta:word-count="115" meta:character-count="962"/>
  </office:meta>
</office:document-meta>
</file>